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style:page-number="auto" fo:background-color="#cccccc" style:border-line-width="0.002cm 0.035cm 0.002cm" fo:padding="0.049cm" fo:border="0.039cm double #000000" style:shadow="none" fo:keep-with-next="always">
        <style:background-image/>
      </style:paragraph-properties>
      <style:text-properties style:font-name="Arial"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******* %=TexteBandeau=% ***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11-08T11:27:30</dc:date>
    <meta:editing-cycles>4</meta:editing-cycles>
    <meta:editing-duration>PT3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34"/>
  </office:meta>
</office:document-meta>
</file>